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 Serif" svg:font-family="'Free Serif'" style:font-adornments="Normal" style:font-family-generic="roman"/>
    <style:font-face style:name="FreeSans1" svg:font-family="FreeSans" style:font-family-generic="swiss"/>
    <style:font-face style:name="FreeSerif3" svg:font-family="FreeSerif" style:font-family-generic="roman" style:font-pitch="variable"/>
    <style:font-face style:name="FreeSerif1" svg:font-family="FreeSerif" style:font-adornments="Gras" style:font-family-generic="roman" style:font-pitch="variable"/>
    <style:font-face style:name="FreeSerif2" svg:font-family="FreeSerif" style:font-adornments="Italique"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e4ca" officeooo:paragraph-rsid="0008e4ca"/>
    </style:style>
    <style:style style:name="P2" style:family="paragraph" style:parent-style-name="Standard">
      <style:paragraph-properties fo:text-align="center" style:justify-single-word="false"/>
      <style:text-properties style:font-name="FreeSerif3" fo:font-size="24pt" style:text-underline-style="solid" style:text-underline-width="auto" style:text-underline-color="font-color" officeooo:rsid="0008e4ca" officeooo:paragraph-rsid="0008e4ca" style:font-size-asian="24pt" style:font-size-complex="24pt"/>
    </style:style>
    <style:style style:name="P3" style:family="paragraph" style:parent-style-name="Standard">
      <style:paragraph-properties fo:text-align="center" style:justify-single-word="false"/>
      <style:text-properties style:font-name="FreeSerif3" fo:font-size="26pt" style:text-underline-style="solid" style:text-underline-width="auto" style:text-underline-color="font-color" officeooo:rsid="0008e4ca" officeooo:paragraph-rsid="0008e4ca" style:font-size-asian="26pt" style:font-size-complex="26pt"/>
    </style:style>
    <style:style style:name="P4" style:family="paragraph" style:parent-style-name="Text_20_body">
      <style:text-properties officeooo:paragraph-rsid="00098582"/>
    </style:style>
    <style:style style:name="P5" style:family="paragraph" style:parent-style-name="Text_20_body">
      <style:text-properties officeooo:rsid="000a4c9a" officeooo:paragraph-rsid="000a4c9a"/>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paragraph-properties fo:text-align="center" style:justify-single-word="false"/>
      <style:text-properties fo:color="#999999" style:font-name="FreeSerif3" fo:font-size="26pt" fo:font-style="italic" style:text-underline-style="solid" style:text-underline-width="auto" style:text-underline-color="font-color" officeooo:rsid="000be3e3" officeooo:paragraph-rsid="000be3e3" style:font-size-asian="26pt" style:font-style-asian="italic" style:font-size-complex="26pt" style:font-style-complex="italic"/>
    </style:style>
    <style:style style:name="P9" style:family="paragraph" style:parent-style-name="Text_20_body" style:list-style-name="L2">
      <style:text-properties officeooo:rsid="000a4c9a" officeooo:paragraph-rsid="000a4c9a"/>
    </style:style>
    <style:style style:name="P10" style:family="paragraph" style:parent-style-name="Text_20_body" style:list-style-name="L3">
      <style:text-properties officeooo:rsid="000a260f" officeooo:paragraph-rsid="000a260f"/>
    </style:style>
    <style:style style:name="P11" style:family="paragraph" style:parent-style-name="Text_20_body" style:list-style-name="L4">
      <style:text-properties officeooo:rsid="000a260f" officeooo:paragraph-rsid="000a260f"/>
    </style:style>
    <style:style style:name="P12" style:family="paragraph" style:parent-style-name="Text_20_body">
      <style:text-properties officeooo:paragraph-rsid="00098582"/>
    </style:style>
    <style:style style:name="P13" style:family="paragraph" style:parent-style-name="Text_20_body" style:list-style-name="L3">
      <style:text-properties officeooo:rsid="000caccc" officeooo:paragraph-rsid="000caccc"/>
    </style:style>
    <style:style style:name="P14" style:family="paragraph" style:parent-style-name="Text_20_body" style:list-style-name="L4">
      <style:text-properties officeooo:rsid="000caccc" officeooo:paragraph-rsid="000caccc"/>
    </style:style>
    <style:style style:name="P15" style:family="paragraph" style:parent-style-name="Heading_20_1">
      <style:text-properties officeooo:rsid="00098582" officeooo:paragraph-rsid="00098582"/>
    </style:style>
    <style:style style:name="P16" style:family="paragraph" style:parent-style-name="Heading_20_2">
      <style:text-properties officeooo:paragraph-rsid="00098582"/>
    </style:style>
    <style:style style:name="P17" style:family="paragraph" style:parent-style-name="Heading_20_2">
      <style:text-properties fo:font-weight="normal" officeooo:rsid="00098582" officeooo:paragraph-rsid="00098582" style:font-weight-asian="normal" style:font-weight-complex="normal"/>
    </style:style>
    <style:style style:name="P18" style:family="paragraph" style:parent-style-name="Heading_20_2">
      <style:text-properties officeooo:rsid="00098582" officeooo:paragraph-rsid="00098582"/>
    </style:style>
    <style:style style:name="T1" style:family="text">
      <style:text-properties officeooo:rsid="00098582"/>
    </style:style>
    <style:style style:name="T2" style:family="text">
      <style:text-properties fo:font-weight="normal" officeooo:rsid="00098582" style:font-weight-asian="normal" style:font-weight-complex="normal"/>
    </style:style>
    <style:style style:name="T3" style:family="text">
      <style:text-properties fo:font-weight="normal" officeooo:rsid="000be3e3" style:font-weight-asian="normal" style:font-weight-complex="normal"/>
    </style:style>
    <style:style style:name="T4" style:family="text">
      <style:text-properties fo:font-weight="normal" officeooo:rsid="000c4ce4" style:font-weight-asian="normal" style:font-weight-complex="normal"/>
    </style:style>
    <style:style style:name="T5" style:family="text">
      <style:text-properties officeooo:rsid="000a260f"/>
    </style:style>
    <style:style style:name="T6" style:family="text">
      <style:text-properties officeooo:rsid="000a4c9a"/>
    </style:style>
    <style:style style:name="T7" style:family="text">
      <style:text-properties officeooo:rsid="000cacc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Cahier des Charges</text:p>
      <text:p text:style-name="Table_20_Contents"/>
      <text:p text:style-name="P8">Application Mobile QT Distributeurs</text:p>
      <text:p text:style-name="P1"/>
      <text:p text:style-name="P1"/>
      <text:h text:style-name="Heading_20_1" text:outline-level="1" text:is-list-header="true"><text:bookmark-start text:name="__RefHeading__1260_1232576361"/>Sommaire<text:bookmark-end text:name="__RefHeading__1260_123257636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1260_1232576361" text:style-name="Index_20_Link" text:visited-style-name="Index_20_Link">Sommaire<text:tab/>1</text:a></text:p>
          <text:p text:style-name="P7"><text:a xlink:type="simple" xlink:href="#__RefHeading__1262_1232576361" text:style-name="Index_20_Link" text:visited-style-name="Index_20_Link">I.Présentation du Projet<text:tab/>1</text:a></text:p>
          <text:p text:style-name="P6"><text:a xlink:type="simple" xlink:href="#__RefHeading__1475_1232576361" text:style-name="Index_20_Link" text:visited-style-name="Index_20_Link">1. Les contraintes imposées par le professeur<text:tab/>1</text:a></text:p>
          <text:p text:style-name="P7"><text:a xlink:type="simple" xlink:href="#__RefHeading__1264_1232576361" text:style-name="Index_20_Link" text:visited-style-name="Index_20_Link">II.Déroulement du Projet<text:tab/>2</text:a></text:p>
          <text:p text:style-name="P6"><text:a xlink:type="simple" xlink:href="#__RefHeading__1688_1232576361" text:style-name="Index_20_Link" text:visited-style-name="Index_20_Link">1. Les outils utilisés<text:tab/>2</text:a></text:p>
          <text:p text:style-name="P6"><text:a xlink:type="simple" xlink:href="#__RefHeading__1686_1232576361" text:style-name="Index_20_Link" text:visited-style-name="Index_20_Link">2. Les taches de Michael<text:tab/>2</text:a></text:p>
          <text:p text:style-name="P6"><text:a xlink:type="simple" xlink:href="#__RefHeading__1690_1232576361" text:style-name="Index_20_Link" text:visited-style-name="Index_20_Link">3. Les taches de Mélanie<text:tab/>2</text:a></text:p>
        </text:index-body>
      </text:table-of-content>
      <text:p text:style-name="Text_20_body"/>
      <text:p text:style-name="Standard"><text:tab/></text:p>
      <text:h text:style-name="P15" text:outline-level="1"><text:bookmark-start text:name="__RefHeading__1262_1232576361"/>Présentation du Projet<text:bookmark-end text:name="__RefHeading__1262_1232576361"/></text:h>
      <text:p text:style-name="P4"><text:tab/><text:span text:style-name="T1">Le projet de l'application mobile Distributeurs NewWorld (version QT) à pour objectif de créer une application mobile en QT qui permettra aux distributeurs de valider la réception des produits apportés par le Producteur et pour valider la distribution des produits aux Consommateurs qui viennent chercher leurs lot</text:span><text:span text:style-name="T2">.</text:span></text:p>
      <text:h text:style-name="P17" text:outline-level="2"><text:bookmark-start text:name="__RefHeading__1475_1232576361"/>. Les contraintes imposées par le professeur<text:bookmark-end text:name="__RefHeading__1475_1232576361"/></text:h>
      <text:p text:style-name="P4"><text:span text:style-name="T2"><text:tab/></text:span><text:span text:style-name="T3">La liste des produits doit fonctionner avec des checkboxs, et la validation de la réception doit être validée par le Distributeur et par le Producteur. Tan</text:span><text:span text:style-name="T4">dis que la distribution doit être validé par le Distributeur et par le Consommateur.</text:span></text:p>
      <text:p text:style-name="P4"><text:span text:style-name="T4"/></text:p>
      <text:h text:style-name="P15" text:outline-level="1"><text:bookmark-start text:name="__RefHeading__1264_1232576361"/><text:soft-page-break/>Déroulement du Projet<text:bookmark-end text:name="__RefHeading__1264_1232576361"/></text:h>
      <text:p text:style-name="P4"><text:span text:style-name="T1">Le projet se déroute en duo, ici Michael </text:span><text:bookmark text:name=":po.co"/>Vanlerberghe<text:span text:style-name="T1"> et Mélanie Lebeau. </text:span></text:p>
      <text:h text:style-name="P16" text:outline-level="2"><text:bookmark-start text:name="__RefHeading__1688_1232576361"/>. <text:span text:style-name="T6">Les outils utilisés</text:span><text:bookmark-end text:name="__RefHeading__1688_1232576361"/></text:h>
      <text:p text:style-name="P5">Les outils utilisés dans ce projet sont : </text:p>
      <text:list xml:id="list3305036058498278462" text:style-name="L2">
        <text:list-item>
          <text:p text:style-name="P9"><text:span text:style-name="T7">Tuleap</text:span> <text:span text:style-name="T7">ainsi que son Git afin de manager, répartir et suivre l'avancement des tâches du projet. Ainsi que partager les différents fichiers modifiés.</text:span></text:p>
        </text:list-item>
        <text:list-item>
          <text:p text:style-name="P9">Le logiciel QtCreat<text:span text:style-name="T7">o</text:span>r pour la programmation du logiciel</text:p>
        </text:list-item>
        <text:list-item>
          <text:p text:style-name="P9">Le langage Qt pour la programmation du logiciel</text:p>
        </text:list-item>
        <text:list-item>
          <text:p text:style-name="P9">Hangout pour communiquer à distance</text:p>
        </text:list-item>
      </text:list>
      <text:h text:style-name="P18" text:outline-level="2"><text:bookmark-start text:name="__RefHeading__1686_1232576361"/>. Les taches de Michael<text:bookmark-end text:name="__RefHeading__1686_1232576361"/></text:h>
      <text:list xml:id="list4653693066885376706" text:style-name="L3">
        <text:list-item>
          <text:p text:style-name="P10">Création du <text:span text:style-name="T7">projet Tuleap.</text:span></text:p>
        </text:list-item>
        <text:list-item>
          <text:p text:style-name="P13">Mise en ligne des fichiers sur le Git de Tuleap.</text:p>
        </text:list-item>
        <text:list-item>
          <text:p text:style-name="P13">Création du projet QT.</text:p>
        </text:list-item>
      </text:list>
      <text:h text:style-name="P18" text:outline-level="2"><text:bookmark-start text:name="__RefHeading__1690_1232576361"/>. Les taches de Mélanie<text:bookmark-end text:name="__RefHeading__1690_1232576361"/></text:h>
      <text:list xml:id="list4987957393193952316" text:style-name="L4">
        <text:list-item>
          <text:p text:style-name="P14">Récupération des données du Git sur Tuleap.</text:p>
        </text:list-item>
        <text:list-item>
          <text:p text:style-name="P11">Écriture et complétion du cahier des Charges au fur et à mesure de l'avancement du projet.</text:p>
        </text:list-item>
      </text:list>
      <text:p text:style-name="P5">Chaque fin de séance de projet se conclu par un partage sur GitHub de tout les fichiers et chaque début commence par une récupération de ces fich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 Serif" svg:font-family="'Free Serif'" style:font-adornments="Normal" style:font-family-generic="roman"/>
    <style:font-face style:name="FreeSans1" svg:font-family="FreeSans" style:font-family-generic="swiss"/>
    <style:font-face style:name="FreeSerif3" svg:font-family="FreeSerif" style:font-family-generic="roman" style:font-pitch="variable"/>
    <style:font-face style:name="FreeSerif1" svg:font-family="FreeSerif" style:font-adornments="Gras" style:font-family-generic="roman" style:font-pitch="variable"/>
    <style:font-face style:name="FreeSerif2" svg:font-family="FreeSerif" style:font-adornments="Italique"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Normal" style:font-family-generic="roman" style:font-pitch="variable" fo:font-size="1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Free Serif" fo:font-family="'Free Serif'" style:font-style-name="Normal" style:font-family-generic="roman" fo:font-size="1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transparent">
        <style:background-image/>
      </style:paragraph-properties>
      <style:text-properties style:font-name="FreeSerif1" fo:font-family="FreeSerif" style:font-style-name="Gras" style:font-family-generic="roman" style:font-pitch="variable" fo:font-size="125%"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2" fo:font-family="FreeSerif" style:font-style-name="Italique" style:font-family-generic="roman" style:font-pitch="variable" fo:font-size="120%"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family="FreeSerif" style:font-style-name="Italique" style:font-family-generic="roman" style:font-pitch="variable" fo:font-size="16pt" fo:font-style="italic"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tyle="italic"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style="italic" fo:font-weight="bold" style:font-size-asian="10.5pt" style:font-weight-asian="bold"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fo:font-style="itali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9:15:39.539912233</meta:creation-date>
    <meta:generator>LibreOffice/4.3.3.2$Linux_x86 LibreOffice_project/430m0$Build-2</meta:generator>
    <dc:date>2018-03-26T17:20:01.158535123</dc:date>
    <meta:editing-duration>PT1H12M11S</meta:editing-duration>
    <meta:editing-cycles>6</meta:editing-cycles>
    <meta:document-statistic meta:table-count="0" meta:image-count="0" meta:object-count="0" meta:page-count="2" meta:paragraph-count="32" meta:word-count="306" meta:character-count="1772" meta:non-whitespace-character-count="1507"/>
  </office:meta>
</office:document-meta>
</file>